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1EB70000819B00003A653728BE2E112D5303.svg" manifest:media-type="image/svg+xml"/>
  <manifest:file-entry manifest:full-path="Pictures/10000201000001B9000001213E8B7A91CF864300.png" manifest:media-type="image/png"/>
  <manifest:file-entry manifest:full-path="Pictures/100002010000041E000001DBA002318E9994B0B7.png" manifest:media-type="image/png"/>
  <manifest:file-entry manifest:full-path="Pictures/10000000000007D00000060ADFD01664D17F7F3C.jpg" manifest:media-type="image/jpeg"/>
  <manifest:file-entry manifest:full-path="Pictures/10000000000000080000000804B398AF1D13287F.png" manifest:media-type="image/png"/>
  <manifest:file-entry manifest:full-path="Pictures/100002010000041E000001DBBD3DD6AA1C9FC508.png" manifest:media-type="image/png"/>
  <manifest:file-entry manifest:full-path="Pictures/10001A070000819B00003A65B4E95F85BABC18C4.svg" manifest:media-type="image/svg+xml"/>
  <manifest:file-entry manifest:full-path="Pictures/1000020100000162000000943D264FD9C4862A65.png" manifest:media-type="image/png"/>
  <manifest:file-entry manifest:full-path="Pictures/10000000000008A80000067E0718B814CD2AB836.jpg" manifest:media-type="image/jpe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Arial Unicode MS'" style:font-charset="x-symbol"/>
    <style:font-face style:name="OpenSymbol1" svg:font-family="OpenSymbol, 'Arial Unicode MS'"/>
    <style:font-face style:name="Liberation Serif1" svg:font-family="'Liberation Serif'" style:font-family-generic="roman"/>
    <style:font-face style:name="Liberation Serif2" svg:font-family="'Liberation Serif'" style:font-adornments="Regular" style:font-family-generic="roman"/>
    <style:font-face style:name="FreeSans1" svg:font-family="FreeSans" style:font-family-generic="swiss"/>
    <style:font-face style:name="Liberation Sans3" svg:font-family="'Liberation Sans'" style:font-family-generic="swiss"/>
    <style:font-face style:name="Liberation Mono" svg:font-family="'Liberation Mono'" style:font-family-generic="modern" style:font-pitch="fixed"/>
    <style:font-face style:name="Liberation Mono4" svg:font-family="'Liberation Mono', 'Courier New'" style:font-family-generic="modern" style:font-pitch="fixed"/>
    <style:font-face style:name="Liberation Sans2" svg:font-family="'Liberation Sans'" style:font-pitch="variable"/>
    <style:font-face style:name="Liberation Serif" svg:font-family="'Liberation Serif'" style:font-pitch="variable"/>
    <style:font-face style:name="OpenSymbol2" svg:font-family="OpenSymbol, 'Arial Unicode MS'" style:font-pitch="variable"/>
    <style:font-face style:name="Liberation Mono1" svg:font-family="'Liberation Mono'" style:font-family-generic="modern" style:font-pitch="variable"/>
    <style:font-face style:name="Liberation Mono3" svg:font-family="'Liberation Mono', 'Courier New'" style:font-family-generic="modern" style:font-pitch="variable"/>
    <style:font-face style:name="Liberation Sans1" svg:font-family="'Liberation Sans'" style:font-family-generic="modern" style:font-pitch="variable"/>
    <style:font-face style:name="Droid Sans Fallback" svg:font-family="'Droid Sans Fallback'" style:font-family-generic="roman" style:font-pitch="variable"/>
    <style:font-face style:name="FreeSans3" svg:font-family="FreeSans"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Liberation Sans6" svg:font-family="'Liberation Sans', Arial" style:font-family-generic="roman" style:font-pitch="variable"/>
    <style:font-face style:name="Liberation Serif3"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4" svg:font-family="'Liberation Sans'" style:font-family-generic="swiss" style:font-pitch="variable"/>
    <style:font-face style:name="Liberation Sans5" svg:font-family="'Liberation Sans', 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2" svg:font-family="'Droid Sans Fallback'" style:font-family-generic="system" style:font-pitch="variable"/>
    <style:font-face style:name="FreeSans2" svg:font-family="FreeSans" style:font-family-generic="system" style:font-pitch="variable"/>
    <style:font-face style:name="Liberation Mono5" svg:font-family="'Liberation Mono', 'Courier New'"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_5f_-title">
      <style:graphic-properties draw:auto-grow-height="true" fo:min-height="1.741cm"/>
      <style:paragraph-properties style:writing-mode="lr-tb"/>
    </style:style>
    <style:style style:name="pr4" style:family="presentation" style:parent-style-name="master_5f_-outline1">
      <style:graphic-properties fo:min-height="1.857cm"/>
      <style:paragraph-properties style:writing-mode="lr-tb"/>
    </style:style>
    <style:style style:name="pr5" style:family="presentation" style:parent-style-name="master_5f_-notes">
      <style:graphic-properties draw:fill-color="#ffffff" draw:auto-grow-height="true" fo:min-height="13.364cm"/>
      <style:paragraph-properties style:writing-mode="lr-tb"/>
    </style:style>
    <style:style style:name="pr6" style:family="presentation" style:parent-style-name="master_5f_-notes">
      <style:graphic-properties draw:fill-color="#ffffff" draw:auto-grow-height="true" fo:min-height="14.121cm"/>
      <style:paragraph-properties style:writing-mode="lr-tb"/>
    </style:style>
    <style:style style:name="pr7" style:family="presentation" style:parent-style-name="master_5f_-notes">
      <style:graphic-properties draw:fill-color="#ffffff" draw:auto-grow-height="true" fo:min-height="16.786cm"/>
      <style:paragraph-properties style:writing-mode="lr-tb"/>
    </style:style>
    <style:style style:name="pr8" style:family="presentation" style:parent-style-name="master_5f_-notes">
      <style:graphic-properties draw:fill-color="#ffffff" draw:auto-grow-height="true" fo:min-height="15.431cm"/>
      <style:paragraph-properties style:writing-mode="lr-tb"/>
    </style:style>
    <style:style style:name="pr9" style:family="presentation" style:parent-style-name="master_5f_-notes">
      <style:graphic-properties draw:fill-color="#ffffff" draw:auto-grow-height="true" fo:min-height="13.921cm"/>
      <style:paragraph-properties style:writing-mode="lr-tb"/>
    </style:style>
    <style:style style:name="pr10" style:family="presentation" style:parent-style-name="master_5f_-notes">
      <style:graphic-properties draw:fill-color="#ffffff" draw:auto-grow-height="true" fo:min-height="14.321cm"/>
      <style:paragraph-properties style:writing-mode="lr-tb"/>
    </style:style>
    <style:style style:name="pr11" style:family="presentation" style:parent-style-name="master_5f_-notes">
      <style:graphic-properties draw:fill-color="#ffffff" draw:auto-grow-height="true" fo:min-height="14.536cm"/>
      <style:paragraph-properties style:writing-mode="lr-tb"/>
    </style:style>
    <style:style style:name="pr12" style:family="presentation" style:parent-style-name="master_5f_-title">
      <style:graphic-properties fo:min-height="1.741cm"/>
      <style:paragraph-properties style:writing-mode="lr-tb"/>
    </style:style>
    <style:style style:name="pr13" style:family="presentation" style:parent-style-name="master_5f_-outline1">
      <style:graphic-properties fo:min-height="14.15cm"/>
      <style:paragraph-properties style:writing-mode="lr-tb"/>
    </style:style>
    <style:style style:name="pr14" style:family="presentation" style:parent-style-name="master_5f_-notes">
      <style:graphic-properties draw:fill-color="#ffffff" fo:min-height="13.364cm"/>
      <style:paragraph-properties style:writing-mode="lr-tb"/>
    </style:style>
    <style:style style:name="pr15" style:family="presentation" style:parent-style-name="master_5f_-notes">
      <style:graphic-properties draw:fill-color="#ffffff" draw:auto-grow-height="true" fo:min-height="14.676cm"/>
      <style:paragraph-properties style:writing-mode="lr-tb"/>
    </style:style>
    <style:style style:name="pr16" style:family="presentation" style:parent-style-name="master_5f_-outline1" style:list-style-name="L4">
      <style:graphic-properties fo:min-height="14.15cm"/>
      <style:paragraph-properties style:writing-mode="lr-tb"/>
    </style:style>
    <style:style style:name="pr17" style:family="presentation" style:parent-style-name="master_5f_-notes">
      <style:graphic-properties draw:fill-color="#ffffff" fo:min-height="13.433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style:font-name="Liberation Sans4"/>
    </style:style>
    <style:style style:name="P3" style:family="paragraph">
      <style:paragraph-properties fo:text-align="center" style:writing-mode="lr-tb"/>
      <style:text-properties fo:color="#ffffff" fo:font-size="36pt" style:font-size-asian="36pt" style:font-size-complex="36pt"/>
    </style:style>
    <style:style style:name="P4" style:family="paragraph">
      <loext:graphic-properties draw:fill-color="#b37509" draw:opacity="100%"/>
      <style:paragraph-properties fo:text-align="center" style:writing-mode="lr-tb"/>
      <style:text-properties fo:color="#ffffff"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fo:margin-top="0cm" fo:margin-bottom="0.2cm"/>
    </style:style>
    <style:style style:name="P13" style:family="paragraph">
      <style:paragraph-properties fo:margin-top="0cm" fo:margin-bottom="0.5cm"/>
    </style:style>
    <style:style style:name="P14" style:family="paragraph">
      <style:paragraph-properties fo:margin-left="0cm" fo:margin-right="0cm" fo:margin-top="0cm" fo:margin-bottom="0.2cm" fo:text-indent="-0.6cm"/>
    </style:style>
    <style:style style:name="P15"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16" style:family="paragraph">
      <style:paragraph-properties fo:margin-left="0cm" fo:margin-right="0cm" fo:margin-top="0cm" fo:margin-bottom="0.2cm" fo:text-indent="0cm"/>
    </style:style>
    <style:style style:name="P17" style:family="paragraph">
      <style:paragraph-properties fo:margin-left="0cm" fo:margin-right="0cm" fo:margin-top="0cm" fo:margin-bottom="0.5cm" fo:text-indent="0cm"/>
    </style:style>
    <style:style style:name="P18" style:family="paragraph">
      <style:paragraph-properties fo:margin-top="0cm" fo:margin-bottom="0.2cm">
        <style:tab-stops>
          <style:tab-stop style:position="8.004cm"/>
        </style:tab-stops>
      </style:paragraph-properties>
    </style:style>
    <style:style style:name="P19" style:family="paragraph">
      <style:paragraph-properties fo:margin-top="0cm" fo:margin-bottom="0.1cm"/>
    </style:style>
    <style:style style:name="P20" style:family="paragraph">
      <loext:graphic-properties draw:fill-color="#ffffff"/>
      <style:paragraph-properties fo:margin-left="0cm" fo:margin-right="0cm" fo:margin-top="0cm" fo:margin-bottom="0.2cm" fo:text-indent="-0.6cm" style:writing-mode="lr-tb"/>
      <style:text-properties style:font-name="Liberation Sans2" fo:font-size="14pt" style:font-size-asian="14pt" style:font-size-complex="14pt"/>
    </style:style>
    <style:style style:name="P21" style:family="paragraph">
      <style:paragraph-properties fo:margin-top="0cm" fo:margin-bottom="0.2cm">
        <style:tab-stops>
          <style:tab-stop style:position="10.985cm"/>
        </style:tab-stops>
      </style:paragraph-properties>
    </style:style>
    <style:style style:name="P22" style:family="paragraph">
      <style:paragraph-properties fo:margin-top="0cm" fo:margin-bottom="0.1cm">
        <style:tab-stops>
          <style:tab-stop style:position="10.985cm"/>
        </style:tab-stops>
      </style:paragraph-properties>
    </style:style>
    <style:style style:name="P23" style:family="paragraph">
      <style:paragraph-properties fo:margin-top="0cm" fo:margin-bottom="0.5cm">
        <style:tab-stops>
          <style:tab-stop style:position="10.985cm"/>
        </style:tab-stops>
      </style:paragraph-properties>
    </style:style>
    <style:style style:name="P24" style:family="paragraph">
      <style:paragraph-properties fo:margin-top="0cm" fo:margin-bottom="0.3cm"/>
    </style:style>
    <style:style style:name="P25" style:family="paragraph">
      <style:paragraph-properties fo:margin-top="0cm" fo:margin-bottom="0cm"/>
    </style:style>
    <style:style style:name="P26" style:family="paragraph">
      <loext:graphic-properties draw:fill="none"/>
      <style:paragraph-properties fo:text-align="start" style:writing-mode="lr-tb"/>
      <style:text-properties style:font-name="Liberation Mono" fo:font-size="18pt"/>
    </style:style>
    <style:style style:name="P27" style:family="paragraph">
      <style:paragraph-properties fo:margin-top="0cm" fo:margin-bottom="0.4cm">
        <style:tab-stops>
          <style:tab-stop style:position="10.985cm"/>
        </style:tab-stops>
      </style:paragraph-properties>
    </style:style>
    <style:style style:name="P28" style:family="paragraph">
      <style:paragraph-properties>
        <style:tab-stops>
          <style:tab-stop style:position="10.985cm"/>
        </style:tab-stops>
      </style:paragraph-properties>
    </style:style>
    <style:style style:name="P29" style:family="paragraph">
      <style:paragraph-properties style:writing-mode="lr-tb"/>
      <style:text-properties fo:color="#000000"/>
    </style:style>
    <style:style style:name="P30" style:family="paragraph">
      <loext:graphic-properties draw:fill-color="#ffffff"/>
      <style:paragraph-properties style:writing-mode="lr-tb"/>
    </style:style>
    <style:style style:name="P31" style:family="paragraph">
      <style:paragraph-properties fo:margin-top="0cm" fo:margin-bottom="0.2cm" style:writing-mode="lr-tb"/>
      <style:text-properties fo:color="#c5000b" fo:font-size="26pt" style:font-size-asian="26pt" style:font-size-complex="26pt"/>
    </style:style>
    <style:style style:name="P32" style:family="paragraph">
      <loext:graphic-properties draw:fill-color="#ffffff"/>
      <style:paragraph-properties fo:margin-left="0.6cm" fo:margin-right="0cm" fo:text-indent="-0.6cm" style:writing-mode="lr-tb"/>
      <style:text-properties fo:color="#c5000b" style:font-name="Liberation Sans4" fo:font-size="14pt" style:font-size-asian="14pt" style:font-size-complex="14pt"/>
    </style:style>
    <style:style style:name="T1" style:family="text">
      <style:text-properties fo:color="#ffffff" style:font-name="Liberation Sans4" fo:font-size="32pt" fo:language="ru" fo:country="RU" style:font-size-asian="32pt" style:font-size-complex="32pt"/>
    </style:style>
    <style:style style:name="T2" style:family="text">
      <style:text-properties fo:color="#ffffff" style:font-name="Liberation Sans4" fo:language="ru" fo:country="RU"/>
    </style:style>
    <style:style style:name="T3" style:family="text">
      <style:text-properties fo:color="#ffffff" fo:font-size="36pt" fo:font-weight="bold" style:font-size-asian="36pt" style:font-weight-asian="bold" style:font-size-complex="36pt" style:font-weight-complex="bold"/>
    </style:style>
    <style:style style:name="T4" style:family="text">
      <style:text-properties fo:color="#000000" fo:font-size="14pt" fo:language="ru" fo:country="RU" fo:font-weight="bold" style:font-size-asian="14pt" style:font-weight-asian="bold" style:font-size-complex="14pt" style:font-weight-complex="bold"/>
    </style:style>
    <style:style style:name="T5" style:family="text">
      <style:text-properties fo:font-size="14pt" fo:language="ru" fo:country="RU" style:font-size-asian="14pt" style:font-size-complex="14pt"/>
    </style:style>
    <style:style style:name="T6" style:family="text">
      <style:text-properties style:font-name="Liberation Sans3" fo:font-size="14pt" fo:language="ru" fo:country="RU" style:font-name-asian="Liberation Sans3" style:font-size-asian="14pt" style:font-name-complex="Liberation Sans3" style:font-size-complex="14pt"/>
    </style:style>
    <style:style style:name="T7" style:family="text">
      <style:text-properties fo:font-size="14pt" fo:language="ru" fo:country="RU" fo:font-weight="bold" style:font-size-asian="14pt" style:font-weight-asian="bold" style:font-size-complex="14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language="ru" fo:country="RU"/>
    </style:style>
    <style:style style:name="T10" style:family="text">
      <style:text-properties fo:color="#000000" fo:font-size="28pt" fo:language="ru" fo:country="RU" style:font-size-asian="28pt" style:font-size-complex="28pt"/>
    </style:style>
    <style:style style:name="T11" style:family="text">
      <style:text-properties fo:color="#000000" fo:font-size="22pt" fo:language="ru" fo:country="RU" style:font-size-asian="22pt" style:font-size-complex="22pt"/>
    </style:style>
    <style:style style:name="T12" style:family="text">
      <style:text-properties fo:font-size="14pt" fo:language="ru" fo:country="RU" fo:font-style="italic" style:font-size-asian="14pt" style:font-style-asian="italic" style:font-size-complex="14pt" style:font-style-complex="italic"/>
    </style:style>
    <style:style style:name="T13" style:family="text">
      <style:text-properties fo:font-variant="normal" fo:text-transform="none" fo:color="#000000" style:text-outline="false" style:text-line-through-style="none" style:text-line-through-type="none" style:font-name="Liberation Serif3" fo:font-size="28pt" fo:language="ru" fo:country="RU" fo:font-style="normal" fo:text-shadow="none" style:text-underline-style="none" fo:font-weight="normal" style:letter-kerning="true" style:font-name-asian="Droid Sans Fallback2"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14" style:family="text">
      <style:text-properties style:font-name="Liberation Sans2" fo:font-size="14pt" fo:language="ru" fo:country="RU" style:font-size-asian="14pt" style:font-size-complex="14pt"/>
    </style:style>
    <style:style style:name="T15" style:family="text">
      <style:text-properties fo:color="#000000" style:font-name="Liberation Sans2" fo:font-size="14pt" fo:language="ru" fo:country="RU" style:text-underline-style="solid" style:text-underline-width="auto" style:text-underline-color="font-color" style:font-size-asian="14pt" style:font-size-complex="14pt"/>
    </style:style>
    <style:style style:name="T16" style:family="text">
      <style:text-properties style:use-window-font-color="true" fo:font-size="14pt" fo:language="ru" fo:country="RU" style:text-underline-style="solid" style:text-underline-width="auto" style:text-underline-color="font-color" style:font-size-asian="14pt" style:font-size-complex="14pt"/>
    </style:style>
    <style:style style:name="T17" style:family="text">
      <style:text-properties fo:font-variant="normal" fo:text-transform="none" style:use-window-font-color="true"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2"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4pt" fo:language="ru" fo:country="RU" fo:font-style="normal" fo:text-shadow="none" style:text-underline-style="none" fo:font-weight="bold" style:letter-kerning="true" style:font-name-asian="Droid Sans Fallback2" style:font-size-asian="14pt" style:font-style-asian="normal" style:font-weight-asian="bold" style:font-name-complex="FreeSans2" style:font-size-complex="14pt" style:font-style-complex="normal" style:font-weight-complex="bold" style:text-emphasize="none" style:font-relief="none" style:text-overline-style="none" style:text-overline-color="font-color"/>
    </style:style>
    <style:style style:name="T19" style:family="text">
      <style:text-properties fo:color="#000000" fo:font-size="14pt" fo:language="ru" fo:country="RU" style:text-underline-style="solid" style:text-underline-width="auto" style:text-underline-color="font-color" style:font-size-asian="14pt" style:font-size-complex="14pt"/>
    </style:style>
    <style:style style:name="T20" style:family="text">
      <style:text-properties fo:color="#000000" fo:font-size="14pt" fo:language="ru" fo:country="RU" style:text-underline-style="none" style:font-size-asian="14pt" style:font-size-complex="14pt"/>
    </style:style>
    <style:style style:name="T21" style:family="text">
      <style:text-properties fo:color="#000000" style:font-name="Liberation Serif2" fo:font-size="22pt" fo:language="ru" fo:country="RU" style:font-name-asian="Liberation Serif2" style:font-size-asian="22pt" style:font-name-complex="Liberation Serif2" style:font-size-complex="22pt"/>
    </style:style>
    <style:style style:name="T22" style:family="text">
      <style:text-properties fo:color="#000000" fo:font-size="22pt" fo:language="ru" fo:country="RU" fo:font-style="italic" style:font-size-asian="22pt" style:font-style-asian="italic" style:font-size-complex="22pt" style:font-style-complex="italic"/>
    </style:style>
    <style:style style:name="T2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2"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4" style:family="text">
      <style:text-properties style:font-name="Liberation Sans2" fo:font-size="14pt" style:font-size-asian="14pt" style:font-size-complex="14pt"/>
    </style:style>
    <style:style style:name="T25" style:family="text">
      <style:text-properties fo:color="#000000" style:font-name="Liberation Sans2" fo:font-size="14pt" style:text-underline-style="solid" style:text-underline-width="auto" style:text-underline-color="font-color" style:font-size-asian="14pt" style:font-size-complex="14pt"/>
    </style:style>
    <style:style style:name="T26" style:family="text">
      <style:text-properties fo:font-variant="normal" fo:text-transform="none" style:use-window-font-color="true" style:text-outline="false" style:text-line-through-style="none" style:text-line-through-type="none" style:font-name="Liberation Sans2" fo:font-size="14pt" fo:language="ru" fo:country="RU" fo:font-style="normal" fo:text-shadow="none" style:text-underline-style="none" fo:font-weight="normal" style:letter-kerning="true" style:font-name-asian="Droid Sans Fallback2"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7" style:family="text">
      <style:text-properties style:use-window-font-color="true" style:font-name="Liberation Sans2" fo:font-size="14pt" style:text-underline-style="solid" style:text-underline-width="auto" style:text-underline-color="font-color" style:font-size-asian="14pt" style:font-size-complex="14pt"/>
    </style:style>
    <style:style style:name="T28" style:family="text">
      <style:text-properties fo:font-variant="normal" fo:text-transform="none" fo:color="#000000" style:text-outline="false" style:text-line-through-style="none" style:text-line-through-type="none" style:font-name="Liberation Serif3" fo:font-size="22pt" fo:language="ru" fo:country="RU" fo:font-style="italic" fo:text-shadow="none" style:text-underline-style="none" fo:font-weight="normal" style:letter-kerning="true" style:font-name-asian="Droid Sans Fallback2" style:font-size-asian="22pt" style:font-style-asian="italic" style:font-weight-asian="normal" style:font-name-complex="FreeSans2" style:font-size-complex="22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Liberation Serif3" fo:font-size="22pt" fo:language="ru" fo:country="RU" fo:font-style="normal" fo:text-shadow="none" style:text-underline-style="none" fo:font-weight="normal" style:letter-kerning="true" style:font-name-asian="Droid Sans Fallback2"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 fo:font-size="14pt" fo:language="ru" fo:country="RU" fo:text-shadow="none" style:text-underline-style="none" fo:font-weight="normal" style:letter-kerning="true" style:font-name-asian="Droid Sans Fallback2" style:font-size-asian="14pt" style:font-weight-asian="normal" style:font-name-complex="FreeSans2" style:font-size-complex="14pt"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2"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32" style:family="text">
      <style:text-properties fo:font-size="14pt" fo:language="ru" fo:country="RU" fo:font-style="normal" style:font-size-asian="14pt" style:font-style-asian="normal" style:font-size-complex="14pt" style:font-style-complex="normal"/>
    </style:style>
    <style:style style:name="T33" style:family="text">
      <style:text-properties style:font-name="Liberation Mono" fo:font-size="18pt"/>
    </style:style>
    <style:style style:name="T34" style:family="text">
      <style:text-properties fo:color="#000000" fo:font-size="26pt" fo:language="ru" fo:country="RU" style:font-size-asian="26pt" style:font-size-complex="26pt"/>
    </style:style>
    <style:style style:name="T35" style:family="text">
      <style:text-properties fo:color="#000000" fo:language="ru" fo:country="RU"/>
    </style:style>
    <style:style style:name="T36" style:family="text">
      <style:text-properties style:use-window-font-color="true" fo:font-size="26pt" fo:language="ru" fo:country="RU"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fo:color="#000000" fo:font-size="100%"/>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Оптимизация запросов</text:span><text:span text:style-name="T2"><text:line-break/></text:span><text:span text:style-name="T2">Профилирование</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 Postgres Professional, 2019–2024</text:span></text:p>
              <text:p text:style-name="P5"><text:span text:style-name="T5">Авторы: Егор Рогов, Павел Лузанов, Павел Толмачев, Илья Баштанов</text:span></text:p>
              <text:p text:style-name="P5"><text:span text:style-name="T6">Фото: Олег Бартунов (монастырь Пху и пик Бхрикути, Непал)</text:span></text:p>
              <text:p text:style-name="P5"><text:span text:style-name="T5"/></text:p>
              <text:p text:style-name="P5"><text:span text:style-name="T7">Использование материалов курса</text:span></text:p>
              <text:p text:style-name="P5"><text:span text:style-name="T5">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5"/></text:p>
              <text:p text:style-name="P5"><text:span text:style-name="T7">Обратная</text:span><text:span text:style-name="T8"> </text:span><text:span text:style-name="T7">связь</text:span></text:p>
              <text:p text:style-name="P6"><text:span text:style-name="T5">Отзывы, замечания и предложения направляйте по адресу: </text:span><text:span text:style-name="T5"><text:a xlink:href="mailto:edu@postgrespro.ru" xlink:type="simple">edu@postgrespro.ru</text:a></text:span></text:p>
              <text:p text:style-name="P5"><text:span text:style-name="T5"/></text:p>
              <text:p text:style-name="P5"><text:span text:style-name="T7">Отказ от ответственности</text:span></text:p>
              <text:p text:style-name="P5"><text:span text:style-name="T5">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Профилирование как инструмент для поиска узких мест</text:span></text:p>
              </text:list-item>
              <text:list-item>
                <text:p text:style-name="P9"><text:span text:style-name="T10">Выбор подзадачи для профилирования</text:span></text:p>
              </text:list-item>
              <text:list-item>
                <text:p text:style-name="P9"><text:span text:style-name="T10">Средства построения профиля</text:span></text:p>
                <text:p text:style-name="P9"><text:span text:style-name="T10"/></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Инструмент</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Профилирование</text:span></text:p>
                <text:list>
                  <text:list-item>
                    <text:p text:style-name="P12"><text:span text:style-name="T11">выделение подзадач</text:span></text:p>
                  </text:list-item>
                  <text:list-item>
                    <text:p text:style-name="P12"><text:span text:style-name="T11">продолжительность</text:span></text:p>
                  </text:list-item>
                  <text:list-item>
                    <text:p text:style-name="P13"><text:span text:style-name="T11">количество выполнений</text:span></text:p>
                  </text:list-item>
                </text:list>
              </text:list-item>
              <text:list-item>
                <text:p text:style-name="P9"><text:span text:style-name="T10">Что оптимизировать?</text:span></text:p>
                <text:list>
                  <text:list-item>
                    <text:p text:style-name="P12"><text:span text:style-name="T11">чем больше доля подзадачи в общем времени выполнения,</text:span><text:span text:style-name="T11"><text:line-break/></text:span><text:span text:style-name="T11">тем больше потенциальный выигрыш</text:span></text:p>
                  </text:list-item>
                  <text:list-item>
                    <text:p text:style-name="P12"><text:span text:style-name="T11">необходимо учитывать затраты на оптимизацию</text:span></text:p>
                  </text:list-item>
                  <text:list-item>
                    <text:p><text:span text:style-name="T11">полезно взглянуть на задачу шире</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5" draw:layer="layout" svg:width="16.799cm" svg:height="14.121cm" svg:x="2.1cm" svg:y="14.107cm" presentation:class="notes" presentation:user-transformed="true">
            <draw:text-box>
              <text:p text:style-name="P14"><text:span text:style-name="T5">В предыдущих темах мы разобрались с тем, как работают запросы,</text:span><text:span text:style-name="T5"><text:line-break/></text:span><text:span text:style-name="T5">из каких «кирпичиков» строится план выполнения и что влияет</text:span><text:span text:style-name="T5"><text:line-break/></text:span><text:span text:style-name="T5">на выбор того или иного плана. Это самое сложное и важное. Поняв механизмы, с помощью логики и здравого смысла можно разобраться</text:span><text:span text:style-name="T5"><text:line-break/></text:span><text:span text:style-name="T5">в любой возникшей ситуации и понять, эффективно ли выполняется запрос и что можно сделать, чтобы улучшить показатели.</text:span></text:p>
              <text:p text:style-name="P14"><text:span text:style-name="T5">Но как найти тот запрос, который имеет смысл оптимизировать?</text:span></text:p>
              <text:p text:style-name="P14"><text:span text:style-name="T5">В принципе, решение любой задачи оптимизации (не только в контексте СУБД) начинается с профилирования, хоть этот термин и не всегда употребляется явно. Мы должны разбить задачу, вызывающую нарекания, на подзадачи и измерить, какую часть общего времени они занимают. Также полезна информация о числе выполнений каждой из подзадач.</text:span></text:p>
              <text:p text:style-name="P14"><text:span text:style-name="T5">Чем больше доля подзадачи в общем времени, тем больше выигрыш</text:span><text:span text:style-name="T5"><text:line-break/></text:span><text:span text:style-name="T5">от оптимизации именно этой подзадачи. На практике приходится учитывать и ожидаемые затраты на оптимизацию: получить потенциальный выигрыш может оказаться нелегко.</text:span></text:p>
              <text:p text:style-name="P14"><text:span text:style-name="T5">Бывает так, что подзадача выполняется быстро, но часто (это, например, характерно для запросов, генерируемых ORM-ами). Может оказаться невозможным ускорить выполнение отдельных запросов,</text:span><text:span text:style-name="T5"><text:line-break/></text:span><text:span text:style-name="T5">но стоит задаться вопросом: должна ли подзадача выполняться </text:span><text:span text:style-name="T12">так </text:span><text:span text:style-name="T5">часто? Такой вопрос может привести к необходимости изменения архитектуры, что всегда непросто, но в итоге дать существенный выигрыш.</text:span></text:p>
            </draw:text-box>
          </draw:frame>
        </presentation:notes>
      </draw:page>
      <draw:page draw:name="page4"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Что профилировать</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3">Всю активность системы</text:span></text:p>
                <text:list>
                  <text:list-item>
                    <text:p text:style-name="P12"><text:span text:style-name="T11">полезно администратору для поиска ресурсоемких задач</text:span></text:p>
                  </text:list-item>
                  <text:list-item>
                    <text:p text:style-name="P13"><text:span text:style-name="T11">мониторинг, расширение pg_profile </text:span></text:p>
                  </text:list-item>
                </text:list>
              </text:list-item>
              <text:list-item>
                <text:p text:style-name="P9"><text:span text:style-name="T10">Отдельную задачу, вызывающую нарекания</text:span></text:p>
                <text:list>
                  <text:list-item>
                    <text:p text:style-name="P12"><text:span text:style-name="T11">полезно для решения конкретной проблемы</text:span></text:p>
                  </text:list-item>
                  <text:list-item>
                    <text:p text:style-name="P13"><text:span text:style-name="T11">чем точнее, тем лучше: широкий охват размывает картину</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7" draw:text-style-name="P15" draw:layer="layout" svg:width="16.799cm" svg:height="16.786cm" svg:x="2.3cm" svg:y="14.107cm" presentation:class="notes" presentation:user-transformed="true">
            <draw:text-box>
              <text:p text:style-name="P14"><text:span text:style-name="T5">Профиль общей активности может многое сказать администратору, который занят не решением конкретной проблемы, а поиском наиболее ресурсоемких задач, оптимизация которых, вероятно, снизит нагрузку на систему.</text:span></text:p>
              <text:p text:style-name="P14"><text:span text:style-name="T14">Такой профиль должна показывать система мониторинга.</text:span></text:p>
              <text:p text:style-name="P14"><text:span text:style-name="T14">Можно также воспользоваться расширением pg_profile. Оно основано на статистических представлениях PostgreSQL, информация из которых сохраняется в хранилище снимков активности. Изучая и сравнивая между собой снимки, можно выявлять проблемы и причины их возникновения. Автор расширения — Андрей Зубков</text:span><text:span text:style-name="T14"><text:line-break/></text:span><text:span text:style-name="T14">(</text:span><text:span text:style-name="T15"><text:a xlink:href="https://github.com/zubkov-andrei/pg_profile" xlink:type="simple">https://github.com/zubkov-andrei/pg_profile</text:a></text:span><text:span text:style-name="T14">).</text:span></text:p>
              <text:p text:style-name="P14"><text:span text:style-name="T5">Детальное обсуждение того, как именно строить систему мониторинга, какие инструменты для этого использовать и какие метрики собирать выходит за рамки курса, но порекомендуем книгу Алексея Лесовского «Мониторинг PostgreSQL»: </text:span></text:p>
              <text:p text:style-name="P14"><text:span text:style-name="T16"><text:a xlink:href="https://postgrespro.ru/education/books/monitoring" xlink:type="simple">https://postgrespro.ru/education/books/monitoring</text:a></text:span><text:span text:style-name="T5"><text:s/></text:span></text:p>
              <text:p text:style-name="P14"><text:span text:style-name="T5">Для решения конкретной проблемы необходимо строить профиль так, чтобы измерения затрагивали только действия, необходимые для воспроизведения именно этой проблемы. Если, например, пользователь жалуется на то, что «окно открывается целую минуту», бессмысленно смотреть на всю активность в базе данных за эту минуту: в эти цифры попадут действия, не имеющие никакого отношения к открытию окна.</text:span></text:p>
              <text:p text:style-name="P14"><text:span text:style-name="T5"/></text:p>
              <text:p text:style-name="P14"><text:span text:style-name="T5"/></text:p>
              <text:p text:style-name="P14"><text:span text:style-name="T5"/></text:p>
              <text:p text:style-name="P14"><text:span text:style-name="T5"/></text:p>
            </draw:text-box>
          </draw:frame>
        </presentation:notes>
      </draw:page>
      <draw:page draw:name="page5"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Что измерять</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Время выполнения</text:span></text:p>
                <text:list>
                  <text:list-item>
                    <text:p text:style-name="P16"><text:span text:style-name="T11">имеет смысл для пользователя</text:span></text:p>
                  </text:list-item>
                  <text:list-item>
                    <text:p text:style-name="P17"><text:span text:style-name="T11">крайне нестабильный показатель</text:span></text:p>
                  </text:list-item>
                </text:list>
              </text:list-item>
              <text:list-item>
                <text:p text:style-name="P9"><text:span text:style-name="T10">Страничный ввод-вывод</text:span></text:p>
                <text:list>
                  <text:list-item>
                    <text:p text:style-name="P12"><text:span text:style-name="T11">стабилен по отношению ко внешним факторам</text:span></text:p>
                  </text:list-item>
                  <text:list-item>
                    <text:p text:style-name="P12"><text:span text:style-name="T11">мало что говорит пользователям</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8" draw:text-style-name="P15" draw:layer="layout" svg:width="16.799cm" svg:height="15.431cm" svg:x="2.1cm" svg:y="14.107cm" presentation:class="notes" presentation:user-transformed="true">
            <draw:text-box>
              <text:p text:style-name="P14"><text:span text:style-name="T5">В каких единицах измерять ресурсы? Самая осмысленная для конечного пользователя характеристика — это </text:span><text:span text:style-name="T7">время</text:span><text:span text:style-name="T5"> отклика: сколько прошло времени «от нажатия на кнопку» до «получения результата».</text:span></text:p>
              <text:p text:style-name="P14"><text:span text:style-name="T5">Однако с технической точки зрения смотреть на время не всегда удобно. Оно сильно зависит от массы внешних факторов: от наполненности кеша, от текущей загруженности сервера. Если поиском проблемы занимаются не на основном, а на тестовом сервере с иными характеристиками, то добавляется и разница в аппаратном обеспечении, в настройках, в профиле нагрузки.</text:span></text:p>
              <text:p text:style-name="P14"><text:span text:style-name="T17">В этом смысле может оказаться удобнее смотреть на </text:span><text:span text:style-name="T18">ввод-вывод</text:span><text:span text:style-name="T17">,</text:span><text:span text:style-name="T17"><text:line-break/></text:span><text:span text:style-name="T17">то есть на число прочитанных и записанных страниц. Этот показатель более стабилен. Он не зависит от характеристик «железа</text:span><text:span text:style-name="T5">» и от нагрузки, то есть будет совпадать на разных серверах с одинаковыми данными и равными значениями параметров конфигурации.</text:span></text:p>
              <text:p text:style-name="P14"><text:span text:style-name="T5">Поэтому очень важно анализировать проблемы на полном наборе данных. Для этого, например, можно использовать Database Lab</text:span><text:span text:style-name="T5"><text:line-break/></text:span><text:span text:style-name="T5">Engine — средство быстрого создания тонких клонов, разработанное Postgres.ai: </text:span><text:span text:style-name="T19"><text:a xlink:href="https://github.com/postgres-ai/database-lab-engine" xlink:type="simple">https://github.com/postgres-ai/database-lab-engine</text:a></text:span><text:span text:style-name="T20">.</text:span></text:p>
              <text:p text:style-name="P14"><text:span text:style-name="T5">Ввод-вывод, как правило, адекватно отражает объем работы, необходимый для выполнения запроса, поскольку основное время уходит на чтение и обработку страниц с данными. Хотя такой показатель не имеет смысла для конечного пользователя.</text:span></text:p>
              <text:p text:style-name="P14"><text:span text:style-name="T5"/></text:p>
            </draw:text-box>
          </draw:frame>
        </presentation:notes>
      </draw:page>
      <draw:page draw:name="page6"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офиль приложения</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Подзадачи</text:span></text:p>
                <text:list>
                  <text:list-item>
                    <text:p text:style-name="P12"><text:span text:style-name="T11">клиентская часть</text:span></text:p>
                  </text:list-item>
                  <text:list-item>
                    <text:p text:style-name="P12"><text:span text:style-name="T11">сервер приложений</text:span></text:p>
                  </text:list-item>
                  <text:list-item>
                    <text:p text:style-name="P18"><text:span text:style-name="T11">сервер баз данных</text:span><text:span text:style-name="T11"><text:tab/></text:span><text:span text:style-name="T21">←</text:span><text:span text:style-name="T22"> проблема часто, но не всегда, именно здесь</text:span></text:p>
                  </text:list-item>
                  <text:list-item>
                    <text:p text:style-name="P13"><text:span text:style-name="T11">сеть</text:span></text:p>
                  </text:list-item>
                </text:list>
              </text:list-item>
              <text:list-item>
                <text:p text:style-name="P9"><text:span text:style-name="T10">Как профилировать</text:span></text:p>
                <text:list>
                  <text:list-item>
                    <text:p text:style-name="P19"><text:span text:style-name="T11">технически трудно, нужны разнообразные средства мониторинга</text:span></text:p>
                  </text:list-item>
                  <text:list-item>
                    <text:p text:style-name="P19"><text:span text:style-name="T11">подтвердить предположение обычно несложно</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9" draw:text-style-name="P15" draw:layer="layout" svg:width="16.799cm" svg:height="13.921cm" svg:x="2.1cm" svg:y="14.107cm" presentation:class="notes" presentation:user-transformed="true">
            <draw:text-box>
              <text:p text:style-name="P14"><text:span text:style-name="T5">Для пользователя имеет смысл время отклика. Это означает, что</text:span><text:span text:style-name="T5"><text:line-break/></text:span><text:span text:style-name="T5">в профиль, вообще говоря, должна входить не только СУБД, но и клиентская часть, и сервер приложений, и передача данных по сети.</text:span></text:p>
              <text:p text:style-name="P14"><text:span text:style-name="T5">Часто проблемы с производительностью кроются именно в СУБД, поскольку один неадекватно построенный план запроса может увеличивать время на порядки. Но это не всегда так. Проблема может оказаться в том, что у клиента медленное соединение с сервером, что клиентская часть долго отрисовывает полученные данные и т. п.</text:span></text:p>
              <text:p text:style-name="P14"><text:span text:style-name="T5">К сожалению, получить такой полный профиль достаточно трудно. Для этого все компоненты информационной системы должны быть снабжены подсистемами мониторинга и трассировки, учитывающими особенности именно этой системы. Но обычно несложно измерить общее время отклика (хотя бы и секундомером) и сравнить с общим временем работы СУБД; убедиться в отсутствии существенных сетевых задержек и т. п. Если же этого не проделать, то вполне может оказаться, что мы будем искать ключи там, где светлее, а не там, где их потеряли. Собственно, весь смысл профилирования и состоит в том, чтобы выяснить, что именно нуждается в оптимизации.</text:span></text:p>
              <text:p text:style-name="P14"><text:span text:style-name="T5">Далее мы будем считать установленным, что проблема именно в СУБД.</text:span></text:p>
              <text:p text:style-name="P14"><text:span text:style-name="T5"/></text:p>
            </draw:text-box>
          </draw:frame>
        </presentation:notes>
      </draw:page>
      <draw:page draw:name="page7"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офиль PL/pgSQL</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Расширение PL Profiler</text:span></text:p>
                <text:list>
                  <text:list-item>
                    <text:p text:style-name="P12"><text:span text:style-name="T11">стороннее расширение</text:span></text:p>
                  </text:list-item>
                  <text:list-item>
                    <text:p text:style-name="P12"><text:span text:style-name="T11">предназначено только для функций на PL/pgSQL</text:span></text:p>
                  </text:list-item>
                  <text:list-item>
                    <text:p text:style-name="P12"><text:span text:style-name="T11">профилирование отдельного скрипта или сеанса</text:span></text:p>
                  </text:list-item>
                  <text:list-item>
                    <text:p text:style-name="P13"><text:span text:style-name="T11">отчет о работе в html, включая flame graph</text:span></text:p>
                  </text:list-item>
                </text:list>
              </text:list-item>
              <text:list-item>
                <text:p text:style-name="P9"><text:span text:style-name="T10">Расширение plpgsql_check</text:span></text:p>
                <text:list>
                  <text:list-item>
                    <text:p text:style-name="P16"><text:span text:style-name="T11">стороннее расширение</text:span></text:p>
                  </text:list-item>
                  <text:list-item>
                    <text:p text:style-name="P16"><text:span text:style-name="T11">проверяет PL/pgSQL и встроенный SQL</text:span></text:p>
                  </text:list-item>
                  <text:list-item>
                    <text:p text:style-name="P16"><text:span text:style-name="T11">позволяет находить ошибки компиляции</text:span></text:p>
                  </text:list-item>
                  <text:list-item>
                    <text:p text:style-name="P16"><text:span text:style-name="T11">поиск зависимых объектов в функциях</text:span></text:p>
                  </text:list-item>
                  <text:list-item>
                    <text:p text:style-name="P16"><text:span text:style-name="T11">возможность автоматического профилирования функций</text:span></text:p>
                  </text:list-item>
                  <text:list-item>
                    <text:p text:style-name="P18"><text:span text:style-name="T11"/></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9" draw:text-style-name="P20" draw:layer="layout" svg:width="16.799cm" svg:height="13.921cm" svg:x="2.1cm" svg:y="14.107cm" presentation:class="notes" presentation:user-transformed="true">
            <draw:text-box>
              <text:p text:style-name="P14"><text:span text:style-name="T14">При выполнении пользователем некоторого действия, выполняется обычно не один, а несколько запросов. Как определить тот запрос, который имеет смысл оптимизировать? Для этого нужен профиль, детализированный до запросов.</text:span></text:p>
              <text:p text:style-name="P14"><text:span text:style-name="T23">Однако серверная часть приложения, выполняющаяся в СУБД, может состоять не только из SQL-запросов, но и содержать процедурный код. Если код написан на языке PL/pgSQL, то для его профилирования можно воспользоваться сторонним расширением PL Profiler (основной автор </text:span><text:span text:style-name="T14">—</text:span><text:span text:style-name="T24"> Ян Вик: </text:span><text:span text:style-name="T25"><text:a xlink:href="https://github.com/bigsql/plprofiler" xlink:type="simple">https://github.com/bigsql/plprofiler</text:a></text:span><text:span text:style-name="T24">).</text:span></text:p>
              <text:p text:style-name="P14"><text:span text:style-name="T24">Расширение позволяет профилировать как отдельно выполняемые скрипты, так и снимать профиль работающего сеанса. Результат работы формируется как html-файл, содержащий необходимую информацию.</text:span><text:span text:style-name="T24"><text:line-break/></text:span><text:span text:style-name="T24">В том числе он включает изображение вызовов в виде </text:span><text:span text:style-name="T14">«языков пламени»</text:span><text:span text:style-name="T24"> (flame graph).</text:span></text:p>
              <text:p text:style-name="P14"><text:span text:style-name="T23">Еще можно порекомендовать расширение plpgsql_check (основной автор </text:span><text:span text:style-name="T26">—</text:span><text:span text:style-name="T24"> Павел Стехуле: </text:span><text:span text:style-name="T27"><text:a xlink:href="https://github.com/okbob/plpgsql_check" xlink:type="simple">https://github.com/okbob/plpgsql_check</text:a></text:span><text:span text:style-name="T24">).</text:span><text:span text:style-name="T24"><text:line-break/></text:span><text:span text:style-name="T24">Это расширение проверяет достоверность идентификаторов SQL, используемых в коде PL/pgSQL, пытается выявить проблемы</text:span><text:span text:style-name="T24"><text:line-break/></text:span><text:span text:style-name="T24">с производительностью, имеет встроенный профилировщик кода.</text:span></text:p>
              <text:p text:style-name="P14"><text:span text:style-name="T24">Поскольку курс посвящен оптимизации запросов SQL, мы не будем рассматривать эти расширения, но упоминаем их для полноты картины.</text:span></text:p>
              <text:p text:style-name="P14"><text:span text:style-name="T24"/></text:p>
            </draw:text-box>
          </draw:frame>
        </presentation:notes>
      </draw:page>
      <draw:page draw:name="page8"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рофиль запросов</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Журнал сообщений сервера</text:span></text:p>
                <text:list>
                  <text:list-item>
                    <text:p text:style-name="P21"><text:span text:style-name="T11">включается конфигурационными параметрами:</text:span></text:p>
                  </text:list-item>
                  <text:list-item>
                    <text:p text:style-name="P22"><text:span text:style-name="T22">log_min_duration_statements</text:span><text:span text:style-name="T11"> = 0</text:span><text:span text:style-name="T11"><text:tab/></text:span><text:span text:style-name="T11">— время и текст всех запросов</text:span></text:p>
                  </text:list-item>
                  <text:list-item>
                    <text:p text:style-name="P23"><text:span text:style-name="T22">log_line_prefix</text:span><text:span text:style-name="T11"><text:tab/></text:span><text:span text:style-name="T11">— идентифицирующая информация</text:span></text:p>
                  </text:list-item>
                  <text:list-item>
                    <text:p text:style-name="P21"><text:span text:style-name="T11">сложно включить для отдельного сеанса</text:span></text:p>
                  </text:list-item>
                  <text:list-item>
                    <text:p text:style-name="P21"><text:span text:style-name="T11">большой объем; при увеличении порога времени теряем информацию</text:span></text:p>
                  </text:list-item>
                  <text:list-item>
                    <text:p text:style-name="P21"><text:span text:style-name="T11">не отслеживаются вложенные запросы</text:span><text:span text:style-name="T11"><text:line-break/></text:span><text:span text:style-name="T11">(можно использовать расширение auto_explain)</text:span></text:p>
                  </text:list-item>
                  <text:list-item>
                    <text:p text:style-name="P23"><text:span text:style-name="T11">анализ внешними средствами, такими, как pgBadger</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10" draw:text-style-name="P15" draw:layer="layout" svg:width="16.799cm" svg:height="14.321cm" svg:x="2.1cm" svg:y="14.107cm" presentation:class="notes" presentation:user-transformed="true">
            <draw:text-box>
              <text:p text:style-name="P14"><text:span text:style-name="T5">Для получения профиля по выполняемым SQL-запросам есть два основных средства, встроенных в PostgreSQL: журнал сообщений сервера и статистика.</text:span></text:p>
              <text:p text:style-name="P14"><text:span text:style-name="T5">В журнале сообщений с помощью конфигурационных параметров можно включить вывод информации о запросах и времени их выполнения. Обычно для этого используется параметр </text:span><text:span text:style-name="T12">log_min_duration_statement,</text:span><text:span text:style-name="T5"> хотя есть и другие.</text:span></text:p>
              <text:p text:style-name="P14"><text:span text:style-name="T5">Как локализовать в журнале именно те запросы, которые относятся</text:span><text:span text:style-name="T5"><text:line-break/></text:span><text:span text:style-name="T5">к действиям пользователя? Имело бы смысл включать и выключать параметр для конкретного сеанса, но штатных средств для этого не предусмотрено. Можно фильтровать общий поток сообщений, выделяя только нужные; для этого удобно в параметр </text:span><text:span text:style-name="T12">log_line_prefix</text:span><text:span text:style-name="T5"> вывести дополнительную идентифицирующую информацию. Использование пула соединений еще больше усложняет ситуацию.</text:span></text:p>
              <text:p text:style-name="P14"><text:span text:style-name="T5">Для анализа вложенных запросов (когда в запросе вызывается функция, содержащая другие запросы) потребуется модуль auto_explain (</text:span><text:span text:style-name="T16"><text:a xlink:href="https://postgrespro.ru/docs/postgresql/16/auto-explain" xlink:type="simple">https://postgrespro.ru/docs/postgresql/16/auto-explain</text:a></text:span><text:span text:style-name="T5">).</text:span></text:p>
              <text:p text:style-name="P14"><text:span text:style-name="T5">Следующая проблема — анализ журнала. Для этого приходится применять внешние средства, из которых стандартом де-факто является расширение pgBadger (</text:span><text:span text:style-name="T19"><text:a xlink:href="https://github.com/darold/pgbadger" xlink:type="simple">https://github.com/darold/pgbadger</text:a></text:span><text:span text:style-name="T5">).</text:span></text:p>
              <text:p text:style-name="P14"><text:span text:style-name="T5">Разумеется, можно выводить в журнал и собственные сообщения, если они могут помочь делу.</text:span></text:p>
            </draw:text-box>
          </draw:frame>
        </presentation:notes>
      </draw:page>
      <draw:page draw:name="page9"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Профиль запросов</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Расширение pg_stat_statements</text:span></text:p>
                <text:list>
                  <text:list-item text:start-value="1">
                    <text:p text:style-name="P24"><text:span text:style-name="T11">подробная информация о запросах в представлении</text:span><text:span text:style-name="T11"><text:line-break/></text:span><text:span text:style-name="T11">(в том числе о вложенных)</text:span></text:p>
                  </text:list-item>
                  <text:list-item>
                    <text:p text:style-name="P24"><text:span text:style-name="T11">ограниченный размер хранилища</text:span></text:p>
                  </text:list-item>
                  <text:list-item>
                    <text:p text:style-name="P24"><text:span text:style-name="T11">запросы считаются одинаковыми «с точностью до констант»,</text:span><text:span text:style-name="T11"><text:line-break/></text:span><text:span text:style-name="T11">даже если имеют разные планы выполнения</text:span></text:p>
                  </text:list-item>
                  <text:list-item>
                    <text:p text:style-name="P24"><text:span text:style-name="T11">идентификация только по имени пользователя и базе данных</text:span></text:p>
                  </text:list-item>
                  <text:list-item>
                    <text:p text:style-name="P25"><text:span text:style-name="T11">унифицированный идентификатор запроса (</text:span><text:span text:style-name="T28">compute_query_id </text:span><text:span text:style-name="T29">= auto)</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11" draw:text-style-name="P15" draw:layer="layout" svg:width="16.799cm" svg:height="14.536cm" svg:x="2.1cm" svg:y="14.107cm" presentation:class="notes" presentation:user-transformed="true">
            <draw:text-box>
              <text:p text:style-name="P14"><text:span text:style-name="T5">Второй способ — статистика, а именно расширение pg_stat_statements (</text:span><text:span text:style-name="T16"><text:a xlink:href="https://postgrespro.ru/docs/postgresql/16/pgstatstatements" xlink:type="simple">https://postgrespro.ru/docs/postgresql/16/pgstatstatements</text:a></text:span><text:span text:style-name="T5">).</text:span></text:p>
              <text:p text:style-name="P14"><text:span text:style-name="T5">Расширение собирает достаточно подробную информацию</text:span><text:span text:style-name="T5"><text:line-break/></text:span><text:span text:style-name="T5">о выполняемых запросах (в том числе в терминах ввода-вывода страниц) и отображает ее в представлении pg_stat_statements.</text:span></text:p>
              <text:p text:style-name="P14"><text:span text:style-name="T5">Поскольку число различных запросов может быть очень большим, размер хранилища ограничен конфигурационным параметром; в нем остаются наиболее часто используемые запросы.</text:span></text:p>
              <text:p text:style-name="P14"><text:span text:style-name="T5">При этом «одинаковыми» считаются запросы, имеющие одинаковое</text:span><text:span text:style-name="T5"><text:line-break/></text:span><text:span text:style-name="T5">(с точностью до констант) дерево разбора. Надо иметь в виду, что такие запросы могли иметь разные планы выполнения и выполняться разное время.</text:span></text:p>
              <text:p text:style-name="P14"><text:span text:style-name="T5">К сожалению, есть сложности и с идентификацией: запросы можно отнести к конкретному пользователю и базе данных, но не к сеансу.</text:span></text:p>
              <text:p text:style-name="P14"><text:span text:style-name="T30">При установке конфигурационного параметра </text:span><text:span text:style-name="T31">compute_query_id</text:span><text:span text:style-name="T31"><text:line-break/></text:span><text:span text:style-name="T17">в значение auto или on </text:span><text:span text:style-name="T5">ядро СУБД будет вычислять единый идентификатор запроса. Его можно выводить в журнал сообщений, настроив параметр </text:span><text:span text:style-name="T12">log_line_prefix</text:span><text:span text:style-name="T32">, а также использовать для соединения информации из ядра (колонка pg_stat_activity.query_id), pg_stat_statements</text:span><text:span text:style-name="T5"> и других расширений. <text:s/></text:span></text:p>
              <text:p text:style-name="P14"><text:span text:style-name="T16"><text:a xlink:href="https://postgrespro.ru/docs/postgresql/16/runtime-config-statistics#GUC-COMPUTE-QUERY-ID" xlink:type="simple">https://postgrespro.ru/docs/postgresql/16/runtime-config-statistics#GUC-COMPUTE-QUERY-ID</text:a></text:span><text:span text:style-name="T5"><text:s/></text:span></text:p>
              <text:p text:style-name="P14"><text:span text:style-name="T5"/></text:p>
            </draw:text-box>
          </draw:frame>
        </presentation:notes>
      </draw:page>
      <draw:page draw:name="page10" draw:style-name="dp1" draw:master-page-name="master_5f_" presentation:presentation-page-layout-name="AL1T1">
        <draw:frame presentation:style-name="pr12" draw:text-style-name="P8" draw:layer="layout" svg:width="19.8cm" svg:height="1.741cm" svg:x="1.2cm" svg:y="0.737cm" presentation:class="title" presentation:user-transformed="true">
          <draw:text-box>
            <text:p><text:span text:style-name="T9">Демонстрация</text:span></text:p>
          </draw:text-box>
        </draw:frame>
        <draw:frame presentation:style-name="pr13" draw:text-style-name="P8" draw:layer="layout" svg:width="25.6cm" svg:height="14.4cm" svg:x="1.2cm" svg:y="4.8cm" presentation:class="outline" presentation:placeholder="true" presentation:user-transformed="true">
          <draw:text-box/>
        </draw:frame>
        <draw:frame draw:style-name="gr3" draw:text-style-name="P26" draw:layer="layout" svg:width="17.893cm" svg:height="11.728cm" svg:x="5.054cm" svg:y="6.182cm">
          <draw:image xlink:href="Pictures/10000201000001B9000001213E8B7A91CF864300.png" xlink:type="simple" xlink:show="embed" xlink:actuate="onLoad" loext:mime-type="image/png">
            <text:p text:style-name="P1"><text:span text:style-name="T33"/></text:p>
            <text:p text:style-name="P1"><text:span text:style-name="T33"/></text:p>
            <text:p text:style-name="P1"><text:span text:style-name="T33"/></text:p>
            <text:p text:style-name="P1"><text:span text:style-name="T33"><text:s text:c="11"/></text:span><text:span text:style-name="T33">$ psql</text:span></text:p>
            <text:p text:style-name="P1"><text:span text:style-name="T33"><text:s text:c="11"/></text:span><text:span text:style-name="T33">postgres=#</text:span></text:p>
          </draw:image>
        </draw:frame>
        <presentation:notes draw:style-name="dp2">
          <draw:page-thumbnail draw:style-name="gr2" draw:layer="layout" svg:width="14.848cm" svg:height="11.136cm" svg:x="3.075cm" svg:y="2.257cm" draw:page-number="10" presentation:class="page"/>
          <draw:frame presentation:style-name="pr14" draw:text-style-name="P11" draw:layer="layout" svg:width="16.799cm" svg:height="13.364cm" svg:x="2.1cm" svg:y="14.107cm" presentation:class="notes" presentation:placeholder="true">
            <draw:text-box/>
          </draw:frame>
        </presentation:notes>
      </draw:page>
      <draw:page draw:name="page11"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Профиль одного запроса</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34">EXPLAIN ANALYZE</text:span></text:p>
                <text:list>
                  <text:list-item>
                    <text:p text:style-name="P21"><text:span text:style-name="T11">подзадачи — узлы плана</text:span></text:p>
                  </text:list-item>
                  <text:list-item>
                    <text:p text:style-name="P21"><text:span text:style-name="T11">продолжительность — actual time</text:span><text:span text:style-name="T11"><text:line-break/></text:span><text:span text:style-name="T11">или страничный ввод-вывод — buffers</text:span></text:p>
                  </text:list-item>
                  <text:list-item>
                    <text:p text:style-name="P23"><text:span text:style-name="T11">количество выполнений — loops</text:span></text:p>
                  </text:list-item>
                </text:list>
              </text:list-item>
              <text:list-item>
                <text:p text:style-name="P27"><text:span text:style-name="T10">Особенности</text:span></text:p>
                <text:list>
                  <text:list-item>
                    <text:p text:style-name="P21"><text:span text:style-name="T11">помимо наиболее ресурсоемких узлов, кандидаты на оптимизацию — узлы с большой ошибкой прогноза кардинальности</text:span></text:p>
                  </text:list-item>
                  <text:list-item>
                    <text:p text:style-name="P21"><text:span text:style-name="T11">любое вмешательство может привести к полной перестройке плана</text:span></text:p>
                  </text:list-item>
                  <text:list-item>
                    <text:p text:style-name="P28"><text:span text:style-name="T11">иногда приходится довольствоваться простым EXPLAIN</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15" draw:text-style-name="P15" draw:layer="layout" svg:width="16.799cm" svg:height="14.676cm" svg:x="2.1cm" svg:y="14.107cm" presentation:class="notes" presentation:user-transformed="true">
            <draw:text-box>
              <text:p text:style-name="P14"><text:span text:style-name="T5">Так или иначе, среди выполненных запросов мы находим тот, который будем оптимизировать. Как работать с самим запросом? Тут тоже поможет профиль, который выдает команда EXPLAIN ANALYZE.</text:span></text:p>
              <text:p text:style-name="P14"><text:span text:style-name="T5">Подзадачами такого профиля являются узлы плана (план — не плоский список, а дерево). Продолжительность выполнения узла и число его повторений покажут time и loops из блока значений actual. С помощью параметра buffers можно получить объем ввода-вывода (и время, потраченное на операции ввода-вывода, если включен параметр </text:span><text:span text:style-name="T12">track_io_timing</text:span><text:span text:style-name="T5">).</text:span></text:p>
              <text:p text:style-name="P14"><text:span text:style-name="T5">План выполнения содержит также крайне важную информацию об ожидании оптимизатора относительно кардинальности каждого шага. Как правило, если нет серьезной ошибки в прогнозе кардинальности,</text:span><text:span text:style-name="T5"><text:line-break/></text:span><text:span text:style-name="T5">то и план будет построен адекватный (если нет, то надо менять глобальные настройки). Поэтому стоит обращать внимание не только на наиболее ресурсоемкие узлы, но и на узлы с большим (на порядок или выше) расхождением между rows и actual rows. Смотреть надо</text:span><text:span text:style-name="T5"><text:line-break/></text:span><text:span text:style-name="T5">на наиболее вложенный проблемный узел, поскольку ошибка будет распространяться от него выше по дереву.</text:span></text:p>
              <text:p text:style-name="P14"><text:span text:style-name="T5">Бывают ситуации, когда запрос выполняется так долго, что выполнить EXPLAIN ANALYZE не представляется возможным. В таком случае придется довольствоваться простым EXPLAIN и пытаться разобраться в причине неэффективности без полной информации.</text:span></text:p>
              <text:p text:style-name="P14"><text:span text:style-name="T5">Работать с большими планами в текстовом виде не всегда удобно. Для лучшей наглядности можно пользоваться сторонними инструментами, из которых отметим </text:span><text:span text:style-name="T19"><text:a xlink:href="https://explain.tensor.ru/about" xlink:type="simple">https://explain.tensor.ru/about</text:a></text:span><text:span text:style-name="T5">.</text:span></text:p>
            </draw:text-box>
          </draw:frame>
        </presentation:notes>
      </draw:page>
      <draw:page draw:name="page12" draw:style-name="dp1" draw:master-page-name="master_5f_" presentation:presentation-page-layout-name="AL1T1">
        <draw:frame presentation:style-name="pr12" draw:text-style-name="P8" draw:layer="layout" svg:width="19.8cm" svg:height="1.741cm" svg:x="1.2cm" svg:y="0.737cm" presentation:class="title" presentation:user-transformed="true">
          <draw:text-box>
            <text:p><text:span text:style-name="T9">Демонстрация</text:span></text:p>
          </draw:text-box>
        </draw:frame>
        <draw:frame presentation:style-name="pr13" draw:text-style-name="P8" draw:layer="layout" svg:width="25.6cm" svg:height="14.4cm" svg:x="1.2cm" svg:y="4.8cm" presentation:class="outline" presentation:placeholder="true" presentation:user-transformed="true">
          <draw:text-box/>
        </draw:frame>
        <draw:frame draw:style-name="gr3" draw:text-style-name="P26" draw:layer="layout" svg:width="17.893cm" svg:height="11.728cm" svg:x="5.054cm" svg:y="6.182cm">
          <draw:image xlink:href="Pictures/10000201000001B9000001213E8B7A91CF864300.png" xlink:type="simple" xlink:show="embed" xlink:actuate="onLoad" loext:mime-type="image/png">
            <text:p text:style-name="P1"><text:span text:style-name="T33"/></text:p>
            <text:p text:style-name="P1"><text:span text:style-name="T33"/></text:p>
            <text:p text:style-name="P1"><text:span text:style-name="T33"/></text:p>
            <text:p text:style-name="P1"><text:span text:style-name="T33"><text:s text:c="11"/></text:span><text:span text:style-name="T33">$ psql</text:span></text:p>
            <text:p text:style-name="P1"><text:span text:style-name="T33"><text:s text:c="11"/></text:span><text:span text:style-name="T33">postgres=#</text:span></text:p>
          </draw:image>
        </draw:frame>
        <presentation:notes draw:style-name="dp2">
          <draw:page-thumbnail draw:style-name="gr2" draw:layer="layout" svg:width="14.848cm" svg:height="11.136cm" svg:x="3.075cm" svg:y="2.257cm" draw:page-number="12" presentation:class="page"/>
          <draw:frame presentation:style-name="pr14" draw:text-style-name="P11" draw:layer="layout" svg:width="16.799cm" svg:height="13.364cm" svg:x="2.1cm" svg:y="14.107cm" presentation:class="notes" presentation:placeholder="true">
            <draw:text-box/>
          </draw:frame>
        </presentation:notes>
      </draw:page>
      <draw:page draw:name="page13"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9">Итоги</text:span></text:p>
          </draw:text-box>
        </draw:frame>
        <draw:frame presentation:style-name="pr4" draw:text-style-name="P29" draw:layer="layout" svg:width="25.6cm" svg:height="14.4cm" svg:x="1.2cm" svg:y="4.8cm" presentation:class="outline" presentation:user-transformed="true">
          <draw:text-box>
            <text:list text:style-name="L3">
              <text:list-item>
                <text:p text:style-name="P9"><text:span text:style-name="T35">Для поиска задач, нуждающихся в оптимизации, используется профилирование</text:span></text:p>
              </text:list-item>
              <text:list-item>
                <text:p text:style-name="P9"><text:span text:style-name="T35">Средства профилирования зависят от задачи:</text:span></text:p>
                <text:list>
                  <text:list-item>
                    <text:p text:style-name="P12"><text:span text:style-name="T11">журнал сообщений сервера и pg_stat_statements</text:span></text:p>
                  </text:list-item>
                  <text:list-item>
                    <text:p text:style-name="P13"><text:span text:style-name="T11">EXPLAIN ANALYZE</text:span></text:p>
                  </text:list-item>
                </text:list>
              </text:list-item>
              <text:list-item>
                <text:p text:style-name="P9"><text:span text:style-name="T35"/></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30" draw:layer="layout" svg:width="16.799cm" svg:height="13.364cm" svg:x="2.1cm" svg:y="14.107cm" presentation:class="notes" presentation:placeholder="true">
            <draw:text-box/>
          </draw:frame>
        </presentation:notes>
      </draw:page>
      <draw:page draw:name="page14" draw:style-name="dp1" draw:master-page-name="master_5f_" presentation:presentation-page-layout-name="AL1T1">
        <draw:frame presentation:style-name="pr12" draw:text-style-name="P8" draw:layer="layout" svg:width="19.8cm" svg:height="1.741cm" svg:x="1.2cm" svg:y="0.737cm" presentation:class="title" presentation:user-transformed="true">
          <draw:text-box>
            <text:p><text:span text:style-name="T9">Практика</text:span></text:p>
          </draw:text-box>
        </draw:frame>
        <draw:frame presentation:style-name="pr16" draw:text-style-name="P31" draw:layer="layout" svg:width="25.6cm" svg:height="14.4cm" svg:x="1.2cm" svg:y="4.8cm" presentation:class="outline" presentation:user-transformed="true">
          <draw:text-box>
            <text:list text:style-name="L4">
              <text:list-item>
                <text:p text:style-name="P24"><text:span text:style-name="T36">Выполните первую версию отчета, показанного</text:span><text:span text:style-name="T36"><text:line-break/></text:span><text:span text:style-name="T36">в демонстрации, включив </text:span><text:span text:style-name="T34">вывод текста и времени выполнения запросов в журнал сообщений.</text:span></text:p>
              </text:list-item>
              <text:list-item>
                <text:p text:style-name="P24"><text:span text:style-name="T36">Посмотрите, какая информация попала в журнал сообщений.</text:span></text:p>
              </text:list-item>
            </text:list>
            <text:list text:style-name="L5">
              <text:list-item>
                <text:p text:style-name="P24"><text:span text:style-name="T36">Повторите предыдущие пункты, включив расширение auto_explain с выводом вложенных запросов.</text:span></text:p>
              </text:list-item>
            </text:list>
          </draw:text-box>
        </draw:frame>
        <presentation:notes draw:style-name="dp2">
          <draw:page-thumbnail draw:style-name="gr2" draw:layer="layout" svg:width="14.848cm" svg:height="11.136cm" svg:x="3.075cm" svg:y="2.257cm" draw:page-number="14" presentation:class="page"/>
          <draw:frame presentation:style-name="pr17" draw:text-style-name="P32" draw:layer="layout" svg:width="16.799cm" svg:height="13.433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Arial Unicode MS'" style:font-charset="x-symbol"/>
    <style:font-face style:name="OpenSymbol1" svg:font-family="OpenSymbol, 'Arial Unicode MS'"/>
    <style:font-face style:name="Liberation Serif1" svg:font-family="'Liberation Serif'" style:font-family-generic="roman"/>
    <style:font-face style:name="Liberation Serif2" svg:font-family="'Liberation Serif'" style:font-adornments="Regular" style:font-family-generic="roman"/>
    <style:font-face style:name="FreeSans1" svg:font-family="FreeSans" style:font-family-generic="swiss"/>
    <style:font-face style:name="Liberation Sans3" svg:font-family="'Liberation Sans'" style:font-family-generic="swiss"/>
    <style:font-face style:name="Liberation Mono" svg:font-family="'Liberation Mono'" style:font-family-generic="modern" style:font-pitch="fixed"/>
    <style:font-face style:name="Liberation Mono4" svg:font-family="'Liberation Mono', 'Courier New'" style:font-family-generic="modern" style:font-pitch="fixed"/>
    <style:font-face style:name="Liberation Sans2" svg:font-family="'Liberation Sans'" style:font-pitch="variable"/>
    <style:font-face style:name="Liberation Serif" svg:font-family="'Liberation Serif'" style:font-pitch="variable"/>
    <style:font-face style:name="OpenSymbol2" svg:font-family="OpenSymbol, 'Arial Unicode MS'" style:font-pitch="variable"/>
    <style:font-face style:name="Liberation Mono1" svg:font-family="'Liberation Mono'" style:font-family-generic="modern" style:font-pitch="variable"/>
    <style:font-face style:name="Liberation Mono3" svg:font-family="'Liberation Mono', 'Courier New'" style:font-family-generic="modern" style:font-pitch="variable"/>
    <style:font-face style:name="Liberation Sans1" svg:font-family="'Liberation Sans'" style:font-family-generic="modern" style:font-pitch="variable"/>
    <style:font-face style:name="Droid Sans Fallback" svg:font-family="'Droid Sans Fallback'" style:font-family-generic="roman" style:font-pitch="variable"/>
    <style:font-face style:name="FreeSans3" svg:font-family="FreeSans"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Liberation Sans6" svg:font-family="'Liberation Sans', Arial" style:font-family-generic="roman" style:font-pitch="variable"/>
    <style:font-face style:name="Liberation Serif3"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4" svg:font-family="'Liberation Sans'" style:font-family-generic="swiss" style:font-pitch="variable"/>
    <style:font-face style:name="Liberation Sans5" svg:font-family="'Liberation Sans', 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2" svg:font-family="'Droid Sans Fallback'" style:font-family-generic="system" style:font-pitch="variable"/>
    <style:font-face style:name="FreeSans2" svg:font-family="FreeSans" style:font-family-generic="system" style:font-pitch="variable"/>
    <style:font-face style:name="Liberation Mono5" svg:font-family="'Liberation Mono', 'Courier New'"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e6e6ff" draw:end-color="#f0e6ff" draw:start-intensity="100%" draw:end-intensity="100%" draw:angle="300" draw:border="0%"/>
    <draw:gradient draw:name="Shapes" draw:style="rectangular" draw:cx="50%" draw:cy="50%" draw:start-color="#cccccc" draw:end-color="#ffffff" draw:start-intensity="100%" draw:end-intensity="100%" draw:angle="0" draw:border="0%"/>
    <draw:fill-image draw:name="Empty" xlink:href="Pictures/10000000000000080000000804B398AF1D13287F.png" xlink:type="simple" xlink:show="embed" xlink:actuate="onLoad"/>
    <draw:opacity draw:name="Transparency_20_2" draw:display-name="Transparency 2" draw:style="linear" draw:start="100%" draw:end="50%" draw:angle="0" draw:border="25%"/>
    <draw:marker draw:name="Arrow" svg:viewBox="0 0 20 30" svg:d="M10 0l-10 30h20z"/>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3"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ru" fo:country="RU"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5"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5"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5"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Liberation Mono4"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20_Drawing_20_Style_5f_1" style:display-name="Default Drawing Style_1" style:family="graphic">
      <style:graphic-properties draw:stroke="solid" draw:stroke-dash="Long_20_Dash_20__28_Rounded_29_" svg:stroke-width="0cm" svg:stroke-color="#b2b2b2"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shrink-to-fit"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style:text-outline="false" style:text-line-through-style="none" style:text-line-through-type="none" style:font-name="Liberation Serif3" fo:font-family="'Liberation Serif'" style:font-family-generic="roman" style:font-pitch="variable" fo:font-size="28pt" fo:font-style="normal" fo:text-shadow="none" style:text-underline-style="none" fo:font-weight="normal" style:letter-kerning="true" style:font-name-asian="Droid Sans Fallback2"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3"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3"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3"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3"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3"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3"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shrink-to-fit"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style:text-outline="false" style:text-line-through-style="none" style:text-line-through-type="none" style:font-name="Liberation Serif"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shrink-to-fit"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2"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shrink-to-fit"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3" fo:font-family="'Liberation Serif'" style:font-family-generic="roman" style:font-pitch="variable" fo:font-size="28pt" fo:font-style="normal" fo:text-shadow="none" style:text-underline-style="none" fo:font-weight="normal" style:letter-kerning="true" style:font-name-asian="Droid Sans Fallback2"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3"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3"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3"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shrink-to-fit"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erif3" fo:font-family="'Liberation Serif'" style:font-family-generic="roman" style:font-pitch="variable" fo:font-size="28pt" fo:font-style="normal" fo:text-shadow="none" style:text-underline-style="none" fo:font-weight="normal" style:letter-kerning="true" style:font-name-asian="Droid Sans Fallback2"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3"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3"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3"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3"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3"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3"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2"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shrink-to-fit"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3" fo:font-family="'Liberation Serif'" style:font-family-generic="roman" style:font-pitch="variable" fo:font-size="28pt" fo:font-style="normal" fo:text-shadow="none" style:text-underline-style="none" fo:font-weight="normal" style:letter-kerning="true" style:font-name-asian="Droid Sans Fallback2"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left="0cm" fo:margin-right="0cm" fo:margin-top="0cm" fo:margin-bottom="0.4cm" fo:text-indent="0cm"/>
      <style:text-properties style:font-name="Liberation Serif3"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left="0cm" fo:margin-right="0cm" fo:margin-top="0cm" fo:margin-bottom="0.3cm" fo:text-indent="0cm"/>
      <style:text-properties style:font-name="Liberation Serif3"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left="0cm" fo:margin-right="0cm" fo:margin-top="0cm" fo:margin-bottom="0.2cm" fo:text-indent="0cm"/>
      <style:text-properties style:font-name="Liberation Serif3"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left="0cm" fo:margin-right="0cm" fo:margin-top="0cm" fo:margin-bottom="0.1cm" fo:text-indent="0cm"/>
      <style:text-properties fo:font-size="20pt" style:font-size-asian="20pt" style:font-size-complex="20pt"/>
    </style:style>
    <style:style style:name="master_5f_-outline9" style:display-name="master_-outline9" style:family="presentation" style:parent-style-name="master_5f_-outline8">
      <style:paragraph-properties fo:margin-left="0cm" fo:margin-right="0cm" fo:margin-top="0cm" fo:margin-bottom="0.1cm" fo:text-indent="0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_5f_-background" style:display-name="master__-background" style:family="presentation">
      <style:graphic-properties draw:stroke="none" draw:fill="none"/>
      <style:text-properties style:letter-kerning="true"/>
    </style:style>
    <style:style style:name="master_5f__5f_-backgroundobjects" style:display-name="master__-backgroundobjects" style:family="presentation">
      <style:graphic-properties draw:textarea-horizontal-align="justify" draw:shadow="hidden" draw:shadow-offset-x="0.2cm" draw:shadow-offset-y="0.2cm" draw:shadow-color="#808080"/>
      <style:text-properties style:letter-kerning="true"/>
    </style:style>
    <style:style style:name="master_5f__5f_-notes" style:display-name="master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2"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_5f_-outline1" style:display-name="master__-outline1" style:family="presentation">
      <style:graphic-properties draw:stroke="none" draw:fill="none" draw:auto-grow-height="false" draw:fit-to-size="shrink-to-fit" style:shrink-to-fit="true">
        <text:list-style style:name="master_5f__5f_-outline1" style:display-name="master_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3" fo:font-family="'Liberation Serif'" style:font-family-generic="roman" style:font-pitch="variable" fo:font-size="28pt" fo:font-style="normal" fo:text-shadow="none" style:text-underline-style="none" fo:font-weight="normal" style:letter-kerning="true" style:font-name-asian="Droid Sans Fallback2"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_5f_-outline2" style:display-name="master__-outline2" style:family="presentation" style:parent-style-name="master_5f__5f_-outline1">
      <style:paragraph-properties fo:margin-left="0cm" fo:margin-right="0cm" fo:margin-top="0cm" fo:margin-bottom="0.4cm" fo:text-indent="0cm"/>
      <style:text-properties style:font-name="Liberation Serif3" fo:font-family="'Liberation Serif'" style:font-family-generic="roman" style:font-pitch="variable" fo:font-size="24pt" style:font-size-asian="24pt" style:font-size-complex="24pt"/>
    </style:style>
    <style:style style:name="master_5f__5f_-outline3" style:display-name="master__-outline3" style:family="presentation" style:parent-style-name="master_5f__5f_-outline2">
      <style:paragraph-properties fo:margin-left="0cm" fo:margin-right="0cm" fo:margin-top="0cm" fo:margin-bottom="0.3cm" fo:text-indent="0cm"/>
      <style:text-properties style:font-name="Liberation Serif3" fo:font-family="'Liberation Serif'" style:font-family-generic="roman" style:font-pitch="variable" fo:font-size="20pt" style:font-size-asian="20pt" style:font-size-complex="20pt"/>
    </style:style>
    <style:style style:name="master_5f__5f_-outline4" style:display-name="master__-outline4" style:family="presentation" style:parent-style-name="master_5f__5f_-outline3">
      <style:paragraph-properties fo:margin-left="0cm" fo:margin-right="0cm" fo:margin-top="0cm" fo:margin-bottom="0.2cm" fo:text-indent="0cm"/>
      <style:text-properties style:font-name="Liberation Serif3" fo:font-family="'Liberation Serif'" style:font-family-generic="roman" style:font-pitch="variable" fo:font-size="20pt" style:font-size-asian="20pt" style:font-size-complex="20pt"/>
    </style:style>
    <style:style style:name="master_5f__5f_-outline5" style:display-name="master__-outline5" style:family="presentation" style:parent-style-name="master_5f__5f_-outline4">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master_5f__5f_-outline6" style:display-name="master__-outline6" style:family="presentation" style:parent-style-name="master_5f__5f_-outline5">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master_5f__5f_-outline7" style:display-name="master__-outline7" style:family="presentation" style:parent-style-name="master_5f__5f_-outline6">
      <style:paragraph-properties fo:margin-left="0cm" fo:margin-right="0cm" fo:margin-top="0cm" fo:margin-bottom="0.1cm" fo:text-indent="0cm"/>
      <style:text-properties style:font-name="Liberation Serif3" fo:font-family="'Liberation Serif'" style:font-family-generic="roman" style:font-pitch="variable" fo:font-size="20pt" style:font-size-asian="20pt" style:font-size-complex="20pt"/>
    </style:style>
    <style:style style:name="master_5f__5f_-outline8" style:display-name="master__-outline8" style:family="presentation" style:parent-style-name="master_5f__5f_-outline7">
      <style:paragraph-properties fo:margin-left="0cm" fo:margin-right="0cm" fo:margin-top="0cm" fo:margin-bottom="0.1cm" fo:text-indent="0cm"/>
      <style:text-properties fo:font-size="20pt" style:font-size-asian="20pt" style:font-size-complex="20pt"/>
    </style:style>
    <style:style style:name="master_5f__5f_-outline9" style:display-name="master__-outline9" style:family="presentation" style:parent-style-name="master_5f__5f_-outline8">
      <style:paragraph-properties fo:margin-left="0cm" fo:margin-right="0cm" fo:margin-top="0cm" fo:margin-bottom="0.1cm" fo:text-indent="0cm"/>
      <style:text-properties fo:font-size="20pt" style:font-size-asian="20pt" style:font-size-complex="20pt"/>
    </style:style>
    <style:style style:name="master_5f__5f_-subtitle" style:display-name="master__-subtitle" style:family="presentation">
      <style:graphic-properties draw:stroke="none" draw:fill="none" draw:textarea-vertical-align="middle">
        <text:list-style style:name="master_5f__5f_-subtitle" style:display-name="master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_5f_-title" style:display-name="master__-title" style:family="presentation">
      <style:graphic-properties draw:stroke="none" draw:fill="none" draw:textarea-horizontal-align="left" draw:textarea-vertical-align="top">
        <text:list-style style:name="master_5f__5f_-title" style:display-name="master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shrink-to-fit"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2"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shrink-to-fit"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style:style>
    <style:style style:name="Mgr6" style:family="graphic" style:parent-style-name="standard">
      <style:graphic-properties draw:stroke="none" draw:fill="none" draw:fill-color="#ffffff" fo:min-height="1.31cm"/>
    </style:style>
    <style:style style:name="Mgr7" style:family="graphic" style:parent-style-name="standard">
      <style:graphic-properties fo:min-height="14.15cm"/>
      <style:paragraph-properties style:writing-mode="lr-tb"/>
    </style:style>
    <style:style style:name="Mgr8" style:family="graphic" style:parent-style-name="standard">
      <style:graphic-properties draw:stroke="none" draw:fill="none" draw:fill-color="#ffffff" fo:min-height="13.114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backgroundobjects">
      <style:graphic-properties draw:stroke="none" draw:fill="gradient" draw:fill-color="#f0e6ff" draw:fill-gradient-name="Gradient_20_2" draw:textarea-vertical-align="middle" draw:auto-grow-height="false"/>
    </style:style>
    <style:style style:name="Mpr2" style:family="presentation" style:parent-style-name="template2-outline1">
      <style:graphic-properties fo:min-height="12.18cm"/>
      <style:paragraph-properties style:writing-mode="lr-tb"/>
    </style:style>
    <style:style style:name="Mpr3" style:family="presentation" style:parent-style-name="template2-backgroundobjects">
      <style:graphic-properties draw:stroke="none" draw:fill="none" draw:fill-color="#ffffff" draw:auto-grow-height="false" fo:min-height="1.485cm"/>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template22-backgroundobjects">
      <style:graphic-properties draw:stroke="none" draw:fill="none" draw:fill-color="#ffffff" draw:auto-grow-height="false" fo:min-height="1.485cm"/>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15" style:family="presentation" style:parent-style-name="master-outline1">
      <style:graphic-properties fo:min-height="12.18cm"/>
      <style:paragraph-properties style:writing-mode="lr-tb"/>
    </style:style>
    <style:style style:name="Mpr16" style:family="presentation" style:parent-style-name="master-backgroundobjects">
      <style:graphic-properties draw:stroke="none" draw:fill="none" draw:fill-color="#ffffff" draw:auto-grow-height="false" fo:min-height="1.485cm"/>
      <style:paragraph-properties style:writing-mode="lr-tb"/>
    </style:style>
    <style:style style:name="Mpr17"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19" style:family="presentation" style:parent-style-name="master_5f_-outline1">
      <style:graphic-properties fo:min-height="12.18cm"/>
      <style:paragraph-properties style:writing-mode="lr-tb"/>
    </style:style>
    <style:style style:name="Mpr20" style:family="presentation" style:parent-style-name="master_5f_-backgroundobjects">
      <style:graphic-properties draw:stroke="none" draw:fill="none" draw:fill-color="#ffffff" draw:auto-grow-height="false" fo:min-height="1.485cm"/>
      <style:paragraph-properties style:writing-mode="lr-tb"/>
    </style:style>
    <style:style style:name="Mpr21"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master_5f__5f_-backgroundobjects">
      <style:graphic-properties draw:stroke="none" draw:fill="gradient" draw:fill-color="#f0e6ff" draw:fill-gradient-name="Gradient_20_2" draw:textarea-vertical-align="middle" draw:auto-grow-height="false" fo:min-height="2.8cm" fo:min-width="28cm"/>
    </style:style>
    <style:style style:name="Mpr23" style:family="presentation" style:parent-style-name="master_5f__5f_-outline1">
      <style:graphic-properties fo:min-height="12.18cm"/>
      <style:paragraph-properties style:writing-mode="lr-tb"/>
    </style:style>
    <style:style style:name="Mpr24" style:family="presentation" style:parent-style-name="master_5f__5f_-backgroundobjects">
      <style:graphic-properties draw:stroke="none" draw:fill="none" draw:fill-color="#ffffff" draw:auto-grow-height="false" fo:min-height="1.485cm"/>
      <style:paragraph-properties style:writing-mode="lr-tb"/>
    </style:style>
    <style:style style:name="Mpr25" style:family="presentation" style:parent-style-name="master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27" style:family="presentation" style:parent-style-name="master1_5f_-backgroundobjects">
      <style:graphic-properties draw:stroke="none" draw:fill="none" draw:fill-color="#ffffff" draw:auto-grow-height="false" fo:min-height="1.485cm"/>
      <style:paragraph-properties style:writing-mode="lr-tb"/>
    </style:style>
    <style:style style:name="Mpr28"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30" style:family="presentation" style:parent-style-name="master1_5f__5f_-backgroundobjects">
      <style:graphic-properties draw:stroke="none" draw:fill="none" draw:fill-color="#ffffff" draw:auto-grow-height="false" fo:min-height="1.485cm"/>
      <style:paragraph-properties style:writing-mode="lr-tb"/>
    </style:style>
    <style:style style:name="Mpr31"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style:paragraph-properties fo:text-align="end"/>
    </style:style>
    <style:style style:name="MP8" style:family="paragraph">
      <loext:graphic-properties draw:fill="none" draw:fill-color="#ffffff"/>
      <style:paragraph-properties fo:text-align="end" style:writing-mode="lr-tb"/>
    </style:style>
    <style:style style:name="MP9" style:family="paragraph">
      <loext:graphic-properties draw:fill="none"/>
      <style:paragraph-properties fo:text-align="center"/>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P12" style:family="paragraph">
      <loext:graphic-properties draw:fill="none" draw:fill-color="#ffffff"/>
    </style:style>
    <style:style style:name="MP13" style:family="paragraph">
      <loext:graphic-properties draw:fill="none" draw:fill-color="#ffffff"/>
      <style:paragraph-properties fo:text-align="end" style:writing-mode="lr-tb"/>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style:style>
    <style:style style:name="MT6" style:family="text">
      <style:text-properties fo:color="#000033"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2cm" svg:height="1.19cm" svg:x="24.6cm" svg:y="19.2cm">
        <draw:text-box>
          <text:p text:style-name="MP7"><text:span text:style-name="MT5"><text:page-number>&lt;number&gt;</text:page-number></text:span></text:p>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3" draw:text-style-name="MP8" draw:layer="backgroundobjects" svg:width="2.2cm" svg:height="1.19cm" svg:x="24.6cm" svg:y="19.2cm">
        <draw:text-box>
          <text:p text:style-name="MP7"><text:span text:style-name="MT5"><text:page-number>&lt;number&gt;</text:page-number></text:span></text:p>
        </draw:text-box>
      </draw:frame>
      <draw:frame draw:style-name="Mgr4" draw:text-style-name="MP9" draw:layer="backgroundobjects" svg:width="4.87cm" svg:height="2.16cm" svg:x="22.15cm" svg:y="0.28cm">
        <draw:image xlink:href="Pictures/10001A070000819B00003A65B4E95F85BABC18C4.svg" xlink:type="simple" xlink:show="embed" xlink:actuate="onLoad" loext:mime-type="image/svg+xml">
          <text:p/>
        </draw:image>
        <draw:image xlink:href="Pictures/100002010000041E000001DBBD3DD6AA1C9FC508.png" xlink:type="simple" xlink:show="embed" xlink:actuate="onLoad" loext: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2" style:page-layout-name="PM1" draw:style-name="Mdp2">
      <draw:frame draw:style-name="Mgr4" draw:text-style-name="MP9" draw:layer="backgroundobjects" svg:width="28cm" svg:height="21.64cm" svg:x="0cm" svg:y="1.235cm">
        <draw:image xlink:href="Pictures/10000000000007D00000060ADFD01664D17F7F3C.jpg" xlink:type="simple" xlink:show="embed" xlink:actuate="onLoad" loext: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9" draw:layer="backgroundobjects" svg:width="9.05cm" svg:height="3.82cm" svg:x="1.62cm" svg:y="7.88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3" style:page-layout-name="PM1" draw:style-name="Mdp1">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2" draw:layer="backgroundobjects" svg:width="19.8cm" svg:height="1.56cm" svg:x="1.4cm" svg:y="0.837cm">
        <draw:text-box>
          <text:p/>
        </draw:text-box>
      </draw:frame>
      <draw:frame draw:style-name="Mgr7" draw:text-style-name="MP6" draw:layer="backgroundobjects" svg:width="25.6cm" svg:height="14.4cm" svg:x="1.2cm" svg:y="4.8cm">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13" draw:layer="backgroundobjects" svg:width="2.2cm" svg:height="1.19cm" svg:x="24.6cm" svg:y="19.2cm">
        <draw:text-box>
          <text:p text:style-name="MP7"><text:span text:style-name="MT6"><text:page-number>&lt;number&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8" draw:text-style-name="MP12"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 style:page-layout-name="PM1" draw:style-name="Mdp1">
      <draw:custom-shape presentation:style-name="Mpr14"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15"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 style:display-name="master_" style:page-layout-name="PM1" draw:style-name="Mdp1">
      <draw:custom-shape presentation:style-name="Mpr18"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19"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_5f_" style:display-name="master__" style:page-layout-name="PM1" draw:style-name="Mdp1">
      <draw:custom-shape presentation:style-name="Mpr22"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_5f_-title" draw:layer="backgroundobjects" svg:width="19.8cm" svg:height="1.56cm" svg:x="1.4cm" svg:y="0.837cm" presentation:class="title" presentation:placeholder="true">
        <draw:text-box/>
      </draw:frame>
      <draw:frame presentation:style-name="Mpr23"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13" draw:layer="backgroundobjects" svg:width="2.2cm" svg:height="1.19cm" svg:x="24.6cm" svg:y="19.2cm">
        <draw:text-box>
          <text:p text:style-name="MP7"><text:span text:style-name="MT6"><text:page-number>&lt;number&gt;</text:page-number></text:span></text:p>
        </draw:text-box>
      </draw:frame>
      <presentation:notes style:page-layout-name="PM0">
        <draw:page-thumbnail presentation:style-name="master_5f__5f_-title" draw:layer="backgroundobjects" svg:width="14.848cm" svg:height="11.136cm" svg:x="3.075cm" svg:y="2.257cm" presentation:class="page"/>
        <draw:frame presentation:style-name="master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draw:frame draw:style-name="Mgr4" draw:text-style-name="MP9" draw:layer="backgroundobjects" svg:width="28cm" svg:height="21.64cm" svg:x="0cm" svg:y="1.235cm">
        <draw:image xlink:href="Pictures/10000000000008A80000067E0718B814CD2AB836.jpg" xlink:type="simple" xlink:show="embed" xlink:actuate="onLoad" loext:mime-type="image/jpeg">
          <text:p/>
        </draw:image>
      </draw:frame>
      <draw:frame presentation:style-name="master1_5f_-outline1" draw:layer="backgroundobjects" svg:width="25.199cm" svg:height="2.107cm" svg:x="1.4cm" svg:y="15.086cm" presentation:class="outline" presentation:placeholder="true">
        <draw:text-box/>
      </draw:frame>
      <draw:frame draw:style-name="Mgr4" draw:text-style-name="MP9" draw:layer="backgroundobjects" svg:width="8.288cm" svg:height="3.498cm" svg:x="0.856cm" svg:y="5.646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custom-shape presentation:style-name="Mpr26"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9" draw:layer="backgroundobjects" svg:width="28cm" svg:height="21.64cm" svg:x="0cm" svg:y="0cm">
        <draw:image xlink:href="Pictures/10000000000008A80000067E0718B814CD2AB836.jpg" xlink:type="simple" xlink:show="embed" xlink:actuate="onLoad" loext: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29"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9" draw:text-style-name="MP9" draw:layer="backgroundobjects" svg:width="6.698cm" svg:height="3.018cm" svg:x="1.43cm" svg:y="5.522cm">
        <draw:image xlink:href="Pictures/10001EB70000819B00003A653728BE2E112D5303.svg" xlink:type="simple" xlink:show="embed" xlink:actuate="onLoad" loext:mime-type="image/svg+xml">
          <text:p/>
        </draw:image>
        <draw:image xlink:href="Pictures/100002010000041E000001DBA002318E9994B0B7.png" xlink:type="simple" xlink:show="embed" xlink:actuate="onLoad" loext: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5-06-01T16:50:20.766729314</meta:creation-date>
    <meta:editing-duration>P23DT21H52M18S</meta:editing-duration>
    <meta:editing-cycles>1254</meta:editing-cycles>
    <meta:generator>LibreOffice/6.4.7.2$MacOSX_X86_64 LibreOffice_project/639b8ac485750d5696d7590a72ef1b496725cfb5</meta:generator>
    <dc:date>2024-12-27T11:45:51.526034650</dc:date>
    <dc:creator>Егориус </dc:creator>
    <meta:document-statistic meta:object-count="171"/>
    <meta:template xlink:type="simple" xlink:actuate="onRequest" xlink:title="master" xlink:href="../../../../tmp/DBA1/master.otp" meta:date="2015-06-01T16:50:20.490561969"/>
  </office:meta>
</office:document-meta>
</file>